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ORG-0637</text:p>
          </table:table-cell>
          <table:table-cell office:value-type="string" calcext:value-type="string">
            <text:p>2024-12-17 19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9408" calcext:value-type="float">
            <text:p>24.21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7</text:p>
          </table:table-cell>
          <table:table-cell office:value-type="string" calcext:value-type="string">
            <text:p>2021-11-17 19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37112" calcext:value-type="float">
            <text:p>24.13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7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60328" calcext:value-type="float">
            <text:p>23.96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7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7732" calcext:value-type="float">
            <text:p>24.27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7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59616" calcext:value-type="float">
            <text:p>24.35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72" meta:object-count="0"/>
    <meta:user-defined meta:name="AppVersion">3.0</meta:user-defined>
  </office:meta>
</office:document-meta>
</file>